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170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1">FURJOY CODES</text:span></text:p>
      <text:p text:style-name="Standard"/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Product - Dry Shampoo | Furjoy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margin: 0;</text:p>
      <text:p text:style-name="Standard"><text:s text:c="12"/>padding: 0;</text:p>
      <text:p text:style-name="Standard"><text:s text:c="12"/>background-color: #F1F3C2; /* Accent color */</text:p>
      <text:p text:style-name="Standard"><text:s text:c="12"/>color: #000;</text:p>
      <text:p text:style-name="Standard"><text:s text:c="12"/>display: flex;</text:p>
      <text:p text:style-name="Standard"><text:s text:c="12"/>flex-direction: column;</text:p>
      <text:p text:style-name="Standard"><text:s text:c="12"/>min-height: 100vh;</text:p>
      <text:p text:style-name="Standard"><text:s text:c="8"/>}</text:p>
      <text:p text:style-name="Standard"><text:s text:c="8"/>header {</text:p>
      <text:p text:style-name="Standard"><text:s text:c="12"/>background-color: #A1D6B2; /* Primary color */</text:p>
      <text:p text:style-name="Standard"><text:s text:c="12"/>padding: 10px 0;</text:p>
      <text:p text:style-name="Standard"><text:s text:c="12"/>text-align: center;</text:p>
      <text:p text:style-name="Standard"><text:s text:c="8"/>}</text:p>
      <text:p text:style-name="Standard"><text:s text:c="8"/>.container {</text:p>
      <text:p text:style-name="Standard"><text:s text:c="12"/>width: 90%;</text:p>
      <text:p text:style-name="Standard"><text:s text:c="12"/>margin: 20px auto;</text:p>
      <text:p text:style-name="Standard"><text:s text:c="12"/>display: flex;</text:p>
      <text:p text:style-name="Standard"><text:s text:c="12"/>justify-content: space-between;</text:p>
      <text:p text:style-name="Standard"><text:s text:c="12"/>flex-wrap: wrap; /* Allow wrapping for smaller screens */</text:p>
      <text:p text:style-name="Standard"><text:s text:c="8"/>}</text:p>
      <text:p text:style-name="Standard"><text:s text:c="8"/>.product-image {</text:p>
      <text:p text:style-name="Standard"><text:s text:c="12"/>width: 100%;</text:p>
      <text:p text:style-name="Standard"><text:s text:c="12"/>max-width: 45%;</text:p>
      <text:p text:style-name="Standard"><text:s text:c="12"/>margin-bottom: 20px;</text:p>
      <text:p text:style-name="Standard"><text:s text:c="8"/>}</text:p>
      <text:p text:style-name="Standard"><text:s text:c="8"/>.product-image img {</text:p>
      <text:p text:style-name="Standard"><text:s text:c="12"/>width: 100%;</text:p>
      <text:p text:style-name="Standard"><text:s text:c="12"/>border-radius: 10px;</text:p>
      <text:p text:style-name="Standard"><text:s text:c="8"/>}</text:p>
      <text:p text:style-name="Standard"><text:s text:c="8"/>.product-details {</text:p>
      <text:p text:style-name="Standard"><text:s text:c="12"/>width: 100%;</text:p>
      <text:p text:style-name="Standard"><text:s text:c="12"/>max-width: 45%;</text:p>
      <text:p text:style-name="Standard"><text:s text:c="8"/>}</text:p>
      <text:p text:style-name="Standard"><text:s text:c="8"/>.product-details h1 {</text:p>
      <text:p text:style-name="Standard"><text:s text:c="12"/>font-size: 2em;</text:p>
      <text:p text:style-name="Standard"><text:s text:c="12"/>margin-bottom: 10px;</text:p>
      <text:p text:style-name="Standard"><text:s text:c="8"/>}</text:p>
      <text:p text:style-name="Standard"><text:s text:c="8"/>.price {</text:p>
      <text:p text:style-name="Standard"><text:soft-page-break/><text:s text:c="12"/>font-size: 1.5em;</text:p>
      <text:p text:style-name="Standard"><text:s text:c="12"/>color: #E74C3C; /* Red price color */</text:p>
      <text:p text:style-name="Standard"><text:s text:c="12"/>margin-bottom: 20px;</text:p>
      <text:p text:style-name="Standard"><text:s text:c="8"/>}</text:p>
      <text:p text:style-name="Standard"><text:s text:c="8"/>.description {</text:p>
      <text:p text:style-name="Standard"><text:s text:c="12"/>margin-bottom: 20px;</text:p>
      <text:p text:style-name="Standard"><text:s text:c="8"/>}</text:p>
      <text:p text:style-name="Standard"><text:s text:c="8"/>.buttons {</text:p>
      <text:p text:style-name="Standard"><text:s text:c="12"/>display: flex;</text:p>
      <text:p text:style-name="Standard"><text:s text:c="12"/>gap: 10px; /* Space between buttons */</text:p>
      <text:p text:style-name="Standard"><text:s text:c="12"/>flex-wrap: wrap; /* Allow buttons to wrap on smaller screens */</text:p>
      <text:p text:style-name="Standard"><text:s text:c="8"/>}</text:p>
      <text:p text:style-name="Standard"><text:s text:c="8"/>.btn {</text:p>
      <text:p text:style-name="Standard"><text:s text:c="12"/>padding: 15px 30px;</text:p>
      <text:p text:style-name="Standard"><text:s text:c="12"/>font-size: 1em;</text:p>
      <text:p text:style-name="Standard"><text:s text:c="12"/>border: none;</text:p>
      <text:p text:style-name="Standard"><text:s text:c="12"/>border-radius: 5px;</text:p>
      <text:p text:style-name="Standard"><text:s text:c="12"/>cursor: pointer;</text:p>
      <text:p text:style-name="Standard"><text:s text:c="12"/>transition: background-color 0.3s ease;</text:p>
      <text:p text:style-name="Standard"><text:s text:c="8"/>}</text:p>
      <text:p text:style-name="Standard"><text:s text:c="8"/>.add-to-cart {</text:p>
      <text:p text:style-name="Standard"><text:s text:c="12"/>background-color: #FFD700; /* Amazon-like button color */</text:p>
      <text:p text:style-name="Standard"><text:s text:c="8"/>}</text:p>
      <text:p text:style-name="Standard"><text:s text:c="8"/>.add-to-cart:hover {</text:p>
      <text:p text:style-name="Standard"><text:s text:c="12"/>background-color: #FFA500;</text:p>
      <text:p text:style-name="Standard"><text:s text:c="8"/>}</text:p>
      <text:p text:style-name="Standard"><text:s text:c="8"/>.buy-now {</text:p>
      <text:p text:style-name="Standard"><text:s text:c="12"/>background-color: #FF4500; /* Distinct color for Buy Now */</text:p>
      <text:p text:style-name="Standard"><text:s text:c="12"/>color: white;</text:p>
      <text:p text:style-name="Standard"><text:s text:c="8"/>}</text:p>
      <text:p text:style-name="Standard"><text:s text:c="8"/>.buy-now:hover {</text:p>
      <text:p text:style-name="Standard"><text:s text:c="12"/>background-color: #FF6347;</text:p>
      <text:p text:style-name="Standard"><text:s text:c="8"/>}</text:p>
      <text:p text:style-name="Standard"><text:s text:c="8"/>footer {</text:p>
      <text:p text:style-name="Standard"><text:s text:c="12"/>background: #E8B86D; /* Highlight color */</text:p>
      <text:p text:style-name="Standard"><text:s text:c="12"/>color: #000;</text:p>
      <text:p text:style-name="Standard"><text:s text:c="12"/>text-align: center;</text:p>
      <text:p text:style-name="Standard"><text:s text:c="12"/>padding: 10px 0;</text:p>
      <text:p text:style-name="Standard"><text:s text:c="12"/>margin-top: auto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4"/>&lt;div class="logo"&gt;</text:p>
      <text:p text:style-name="Standard"><text:s text:c="8"/>&lt;img src="logo.png" alt="Furjoy Logo" width="150" height="150"&gt;</text:p>
      <text:p text:style-name="Standard"><text:s text:c="4"/>&lt;/div&gt;</text:p>
      <text:p text:style-name="Standard">&lt;/header&gt;</text:p>
      <text:p text:style-name="Standard"><text:soft-page-break/></text:p>
      <text:p text:style-name="Standard">&lt;div class="container"&gt;</text:p>
      <text:p text:style-name="Standard"><text:s text:c="4"/>&lt;div class="product-image"&gt;</text:p>
      <text:p text:style-name="Standard"><text:s text:c="8"/>&lt;img src="Dry shampoo.png" alt="Dry Shampoo"&gt;</text:p>
      <text:p text:style-name="Standard"><text:s text:c="4"/>&lt;/div&gt;</text:p>
      <text:p text:style-name="Standard"/>
      <text:p text:style-name="Standard"><text:s text:c="4"/>&lt;div class="product-details"&gt;</text:p>
      <text:p text:style-name="Standard"><text:s text:c="8"/>&lt;h1&gt;Dry Shampoo&lt;/h1&gt;</text:p>
      <text:p text:style-name="Standard"><text:s text:c="8"/>&lt;p class="price"&gt;&amp;#8377;300&lt;/p&gt;</text:p>
      <text:p text:style-name="Standard"><text:s text:c="8"/>&lt;p class="description"&gt;</text:p>
      <text:p text:style-name="Standard"><text:s text:c="12"/>Our dry shampoo is perfect for keeping your dog clean and fresh without the need for water. </text:p>
      <text:p text:style-name="Standard"><text:s text:c="12"/>This gentle formula is easy to apply and provides a quick, convenient way to maintain your pet’s hygiene.</text:p>
      <text:p text:style-name="Standard"><text:s text:c="8"/>&lt;/p&gt;</text:p>
      <text:p text:style-name="Standard"><text:s text:c="8"/>&lt;div class="buttons"&gt;</text:p>
      <text:p text:style-name="Standard"><text:s text:c="12"/>&lt;button class="btn add-to-cart"&gt;Add to Cart&lt;/button&gt;</text:p>
      <text:p text:style-name="Standard"><text:s text:c="12"/>&lt;button class="btn buy-now" onclick="redirectToCheckout()"&gt;Buy Now&lt;/button&gt;</text:p>
      <text:p text:style-name="Standard"><text:s text:c="8"/>&lt;/div&gt;</text:p>
      <text:p text:style-name="Standard"><text:s text:c="4"/>&lt;/div&gt;</text:p>
      <text:p text:style-name="Standard">&lt;/div&gt;</text:p>
      <text:p text:style-name="Standard"/>
      <text:p text:style-name="Standard">&lt;footer&gt;</text:p>
      <text:p text:style-name="Standard"><text:s text:c="4"/>&lt;p&gt;&amp;copy; 2024 Furjoy. All rights reserved.&lt;/p&gt;</text:p>
      <text:p text:style-name="Standard">&lt;/footer&gt;</text:p>
      <text:p text:style-name="Standard"/>
      <text:p text:style-name="Standard">&lt;script&gt;</text:p>
      <text:p text:style-name="Standard"><text:s text:c="4"/>function redirectToCheckout() {</text:p>
      <text:p text:style-name="Standard"><text:s text:c="8"/>// Set a fixed quantity and price for the product</text:p>
      <text:p text:style-name="Standard"><text:s text:c="8"/>const quantity = 1;</text:p>
      <text:p text:style-name="Standard"><text:s text:c="8"/>const pricePerUnit = 300;</text:p>
      <text:p text:style-name="Standard"><text:s text:c="8"/>const totalPrice = pricePerUnit * quantity;</text:p>
      <text:p text:style-name="Standard"/>
      <text:p text:style-name="Standard"><text:s text:c="8"/>// Store the quantity and total price in local storage</text:p>
      <text:p text:style-name="Standard"><text:s text:c="8"/>localStorage.setItem('quantity', quantity);</text:p>
      <text:p text:style-name="Standard"><text:s text:c="8"/>localStorage.setItem('totalPrice', totalPrice);</text:p>
      <text:p text:style-name="Standard"/>
      <text:p text:style-name="Standard"><text:s text:c="8"/>// Redirect to the checkout page</text:p>
      <text:p text:style-name="Standard"><text:s text:c="8"/>window.location.href = 'checkout.html';</text:p>
      <text:p text:style-name="Standard"><text:s text:c="4"/>}</text:p>
      <text:p text:style-name="Standard">&lt;/script&gt;</text:p>
      <text:p text:style-name="Standard"/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Checkout | Furjoy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margin: 0;</text:p>
      <text:p text:style-name="Standard"><text:s text:c="12"/>padding: 0;</text:p>
      <text:p text:style-name="Standard"><text:s text:c="12"/>background-color: #F1F3C2; /* Accent color */</text:p>
      <text:p text:style-name="Standard"><text:s text:c="12"/>color: #000;</text:p>
      <text:p text:style-name="Standard"><text:s text:c="12"/>display: flex;</text:p>
      <text:p text:style-name="Standard"><text:s text:c="12"/>flex-direction: column;</text:p>
      <text:p text:style-name="Standard"><text:s text:c="12"/>min-height: 100vh;</text:p>
      <text:p text:style-name="Standard"><text:s text:c="8"/>}</text:p>
      <text:p text:style-name="Standard"><text:s text:c="8"/>header {</text:p>
      <text:p text:style-name="Standard"><text:s text:c="12"/>background-color: #A1D6B2; /* Primary color */</text:p>
      <text:p text:style-name="Standard"><text:s text:c="12"/>padding: 10px 0;</text:p>
      <text:p text:style-name="Standard"><text:s text:c="12"/>text-align: center;</text:p>
      <text:p text:style-name="Standard"><text:s text:c="8"/>}</text:p>
      <text:p text:style-name="Standard"><text:s text:c="8"/>.container {</text:p>
      <text:p text:style-name="Standard"><text:s text:c="12"/>width: 80%;</text:p>
      <text:p text:style-name="Standard"><text:s text:c="12"/>margin: 20px auto;</text:p>
      <text:p text:style-name="Standard"><text:s text:c="8"/>}</text:p>
      <text:p text:style-name="Standard"><text:s text:c="8"/>.checkout-section {</text:p>
      <text:p text:style-name="Standard"><text:s text:c="12"/>margin-bottom: 20px;</text:p>
      <text:p text:style-name="Standard"><text:s text:c="12"/>background: #CEDF9F; /* Secondary color */</text:p>
      <text:p text:style-name="Standard"><text:s text:c="12"/>padding: 20px;</text:p>
      <text:p text:style-name="Standard"><text:s text:c="12"/>border-radius: 10px;</text:p>
      <text:p text:style-name="Standard"><text:s text:c="8"/>}</text:p>
      <text:p text:style-name="Standard"><text:s text:c="8"/>.checkout-section h2 {</text:p>
      <text:p text:style-name="Standard"><text:s text:c="12"/>margin-top: 0;</text:p>
      <text:p text:style-name="Standard"><text:s text:c="8"/>}</text:p>
      <text:p text:style-name="Standard"><text:s text:c="8"/>.checkout-section input, .checkout-section select, .checkout-section textarea {</text:p>
      <text:p text:style-name="Standard"><text:s text:c="12"/>width: 100%;</text:p>
      <text:p text:style-name="Standard"><text:s text:c="12"/>padding: 10px;</text:p>
      <text:p text:style-name="Standard"><text:s text:c="12"/>margin: 10px 0;</text:p>
      <text:p text:style-name="Standard"><text:s text:c="12"/>border: 1px solid #ddd;</text:p>
      <text:p text:style-name="Standard"><text:s text:c="12"/>border-radius: 5px;</text:p>
      <text:p text:style-name="Standard"><text:s text:c="8"/>}</text:p>
      <text:p text:style-name="Standard"><text:s text:c="8"/>.btn {</text:p>
      <text:p text:style-name="Standard"><text:s text:c="12"/>padding: 15px 30px;</text:p>
      <text:p text:style-name="Standard"><text:s text:c="12"/>font-size: 1em;</text:p>
      <text:p text:style-name="Standard"><text:s text:c="12"/>border: none;</text:p>
      <text:p text:style-name="Standard"><text:s text:c="12"/>border-radius: 5px;</text:p>
      <text:p text:style-name="Standard"><text:s text:c="12"/>cursor: pointer;</text:p>
      <text:p text:style-name="Standard"><text:s text:c="12"/>transition: background-color 0.3s ease;</text:p>
      <text:p text:style-name="Standard"><text:soft-page-break/><text:s text:c="8"/>}</text:p>
      <text:p text:style-name="Standard"><text:s text:c="8"/>.btn-submit {</text:p>
      <text:p text:style-name="Standard"><text:s text:c="12"/>background-color: #FF4500; /* Distinct color for Submit */</text:p>
      <text:p text:style-name="Standard"><text:s text:c="12"/>color: white;</text:p>
      <text:p text:style-name="Standard"><text:s text:c="8"/>}</text:p>
      <text:p text:style-name="Standard"><text:s text:c="8"/>.btn-submit:hover {</text:p>
      <text:p text:style-name="Standard"><text:s text:c="12"/>background-color: #FF6347;</text:p>
      <text:p text:style-name="Standard"><text:s text:c="8"/>}</text:p>
      <text:p text:style-name="Standard"><text:s text:c="8"/>footer {</text:p>
      <text:p text:style-name="Standard"><text:s text:c="12"/>background: #E8B86D; /* Highlight color */</text:p>
      <text:p text:style-name="Standard"><text:s text:c="12"/>color: #000;</text:p>
      <text:p text:style-name="Standard"><text:s text:c="12"/>text-align: center;</text:p>
      <text:p text:style-name="Standard"><text:s text:c="12"/>padding: 10px 0;</text:p>
      <text:p text:style-name="Standard"><text:s text:c="12"/>margin-top: auto;</text:p>
      <text:p text:style-name="Standard"><text:s text:c="8"/>}</text:p>
      <text:p text:style-name="Standard"><text:s text:c="8"/>#qr-code {</text:p>
      <text:p text:style-name="Standard"><text:s text:c="12"/>display: none;</text:p>
      <text:p text:style-name="Standard"><text:s text:c="12"/>margin-top: 20px;</text:p>
      <text:p text:style-name="Standard"><text:s text:c="12"/>text-align: center;</text:p>
      <text:p text:style-name="Standard"><text:s text:c="8"/>}</text:p>
      <text:p text:style-name="Standard"><text:s text:c="8"/>#qr-code img {</text:p>
      <text:p text:style-name="Standard"><text:s text:c="12"/>max-width: 250px; /* Adjusted size */</text:p>
      <text:p text:style-name="Standard"><text:s text:c="12"/>height: auto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4"/>&lt;div class="logo"&gt;</text:p>
      <text:p text:style-name="Standard"><text:s text:c="8"/>&lt;img src="logo.png" alt="Furjoy Logo" width="150" height="150"&gt;</text:p>
      <text:p text:style-name="Standard"><text:s text:c="4"/>&lt;/div&gt;</text:p>
      <text:p text:style-name="Standard">&lt;/header&gt;</text:p>
      <text:p text:style-name="Standard"/>
      <text:p text:style-name="Standard">&lt;div class="container"&gt;</text:p>
      <text:p text:style-name="Standard"><text:s text:c="4"/>&lt;form id="checkout-form" action="confirmation.html" method="post"&gt;</text:p>
      <text:p text:style-name="Standard"><text:s text:c="8"/>&lt;div class="checkout-section"&gt;</text:p>
      <text:p text:style-name="Standard"><text:s text:c="12"/>&lt;h2&gt;Order Summary&lt;/h2&gt;</text:p>
      <text:p text:style-name="Standard"><text:s text:c="12"/>&lt;p&gt;Item: Dry Shampoo&lt;/p&gt;</text:p>
      <text:p text:style-name="Standard"><text:s text:c="12"/>&lt;p&gt;Price: &amp;#8377;300&lt;/p&gt;</text:p>
      <text:p text:style-name="Standard"><text:s text:c="12"/>&lt;p&gt;Total: &amp;#8377;&lt;span id="total-price"&gt;300&lt;/span&gt;&lt;/p&gt;</text:p>
      <text:p text:style-name="Standard"><text:s text:c="8"/>&lt;/div&gt;</text:p>
      <text:p text:style-name="Standard"/>
      <text:p text:style-name="Standard"><text:s text:c="8"/>&lt;div class="checkout-section"&gt;</text:p>
      <text:p text:style-name="Standard"><text:s text:c="12"/>&lt;h2&gt;Shipping Information&lt;/h2&gt;</text:p>
      <text:p text:style-name="Standard"><text:s text:c="12"/>&lt;input type="text" id="full-name" name="full_name" placeholder="Full Name" required&gt;</text:p>
      <text:p text:style-name="Standard"><text:s text:c="12"/>&lt;input type="text" id="address-line" name="address_line" placeholder="Address Line" required&gt;</text:p>
      <text:p text:style-name="Standard"><text:s text:c="12"/>&lt;input type="text" id="city" name="city" placeholder="City" required&gt;</text:p>
      <text:p text:style-name="Standard"><text:soft-page-break/><text:s text:c="12"/>&lt;input type="text" id="state" name="state" placeholder="State" required&gt;</text:p>
      <text:p text:style-name="Standard"><text:s text:c="12"/>&lt;input type="text" id="zip-code" name="zip_code" placeholder="ZIP Code" required&gt;</text:p>
      <text:p text:style-name="Standard"><text:s text:c="12"/>&lt;input type="text" id="country" name="country" placeholder="Country" required&gt;</text:p>
      <text:p text:style-name="Standard"><text:s text:c="8"/>&lt;/div&gt;</text:p>
      <text:p text:style-name="Standard"/>
      <text:p text:style-name="Standard"><text:s text:c="8"/>&lt;div class="checkout-section"&gt;</text:p>
      <text:p text:style-name="Standard"><text:s text:c="12"/>&lt;h2&gt;Payment Details&lt;/h2&gt;</text:p>
      <text:p text:style-name="Standard"><text:s text:c="12"/>&lt;p&gt;Select Payment Method:&lt;/p&gt;</text:p>
      <text:p text:style-name="Standard"><text:s text:c="12"/>&lt;select id="payment-method" name="payment_method"&gt;</text:p>
      <text:p text:style-name="Standard"><text:s text:c="16"/>&lt;option value="cod" selected&gt;Cash on Delivery&lt;/option&gt;</text:p>
      <text:p text:style-name="Standard"><text:s text:c="16"/>&lt;option value="upi"&gt;UPI&lt;/option&gt;</text:p>
      <text:p text:style-name="Standard"><text:s text:c="12"/>&lt;/select&gt;</text:p>
      <text:p text:style-name="Standard"><text:s text:c="12"/>&lt;div id="qr-code"&gt;</text:p>
      <text:p text:style-name="Standard"><text:s text:c="16"/>&lt;img src="qr code.jpg" alt="QR Code"&gt;</text:p>
      <text:p text:style-name="Standard"><text:s text:c="12"/>&lt;/div&gt;</text:p>
      <text:p text:style-name="Standard"><text:s text:c="8"/>&lt;/div&gt;</text:p>
      <text:p text:style-name="Standard"/>
      <text:p text:style-name="Standard"><text:s text:c="8"/>&lt;button type="submit" class="btn btn-submit"&gt;Place Order&lt;/button&gt;</text:p>
      <text:p text:style-name="Standard"><text:s text:c="4"/>&lt;/form&gt;</text:p>
      <text:p text:style-name="Standard">&lt;/div&gt;</text:p>
      <text:p text:style-name="Standard"/>
      <text:p text:style-name="Standard">&lt;footer&gt;</text:p>
      <text:p text:style-name="Standard"><text:s text:c="4"/>&lt;p&gt;&amp;copy; 2024 Furjoy. All rights reserved.&lt;/p&gt;</text:p>
      <text:p text:style-name="Standard">&lt;/footer&gt;</text:p>
      <text:p text:style-name="Standard"/>
      <text:p text:style-name="Standard">&lt;script&gt;</text:p>
      <text:p text:style-name="Standard"><text:s text:c="4"/>// Assuming fixed quantity of 1 for checkout</text:p>
      <text:p text:style-name="Standard"><text:s text:c="4"/>const fixedQuantity = 1;</text:p>
      <text:p text:style-name="Standard"><text:s text:c="4"/>const pricePerUnit = 300;</text:p>
      <text:p text:style-name="Standard"><text:s text:c="4"/>const totalPrice = pricePerUnit * fixedQuantity;</text:p>
      <text:p text:style-name="Standard"><text:s text:c="4"/>document.getElementById('total-price').textContent = `₹${totalPrice}`;</text:p>
      <text:p text:style-name="Standard"/>
      <text:p text:style-name="Standard"><text:s text:c="4"/>document.getElementById('payment-method').addEventListener('change', function() {</text:p>
      <text:p text:style-name="Standard"><text:s text:c="8"/>const qrCodeDiv = document.getElementById('qr-code');</text:p>
      <text:p text:style-name="Standard"><text:s text:c="8"/>if (this.value === 'upi') {</text:p>
      <text:p text:style-name="Standard"><text:s text:c="12"/>qrCodeDiv.style.display = 'block';</text:p>
      <text:p text:style-name="Standard"><text:s text:c="8"/>} else {</text:p>
      <text:p text:style-name="Standard"><text:s text:c="12"/>qrCodeDiv.style.display = 'none';</text:p>
      <text:p text:style-name="Standard"><text:s text:c="8"/>}</text:p>
      <text:p text:style-name="Standard"><text:s text:c="4"/>});</text:p>
      <text:p text:style-name="Standard">&lt;/script&gt;</text:p>
      <text:p text:style-name="Standard"/>
      <text:p text:style-name="Standard">&lt;/body&gt;</text:p>
      <text:p text:style-name="Standard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Order Confirmation | Furjoy&lt;/title&gt;</text:p>
      <text:p text:style-name="Standard"><text:s text:c="4"/>&lt;style&gt;</text:p>
      <text:p text:style-name="Standard"><text:s text:c="8"/>body {</text:p>
      <text:p text:style-name="Standard"><text:s text:c="12"/>font-family: Arial, sans-serif;</text:p>
      <text:p text:style-name="Standard"><text:s text:c="12"/>margin: 0;</text:p>
      <text:p text:style-name="Standard"><text:s text:c="12"/>padding: 0;</text:p>
      <text:p text:style-name="Standard"><text:s text:c="12"/>background-color: #F1F3C2; /* Accent color */</text:p>
      <text:p text:style-name="Standard"><text:s text:c="12"/>color: #000;</text:p>
      <text:p text:style-name="Standard"><text:s text:c="12"/>display: flex;</text:p>
      <text:p text:style-name="Standard"><text:s text:c="12"/>flex-direction: column;</text:p>
      <text:p text:style-name="Standard"><text:s text:c="12"/>min-height: 100vh;</text:p>
      <text:p text:style-name="Standard"><text:s text:c="12"/>text-align: center;</text:p>
      <text:p text:style-name="Standard"><text:s text:c="8"/>}</text:p>
      <text:p text:style-name="Standard"><text:s text:c="8"/>header {</text:p>
      <text:p text:style-name="Standard"><text:s text:c="12"/>background-color: #A1D6B2; /* Primary color */</text:p>
      <text:p text:style-name="Standard"><text:s text:c="12"/>padding: 10px 0;</text:p>
      <text:p text:style-name="Standard"><text:s text:c="8"/>}</text:p>
      <text:p text:style-name="Standard"><text:s text:c="8"/>.container {</text:p>
      <text:p text:style-name="Standard"><text:s text:c="12"/>width: 80%;</text:p>
      <text:p text:style-name="Standard"><text:s text:c="12"/>margin: 20px auto;</text:p>
      <text:p text:style-name="Standard"><text:s text:c="8"/>}</text:p>
      <text:p text:style-name="Standard"><text:s text:c="8"/>.confirmation-section {</text:p>
      <text:p text:style-name="Standard"><text:s text:c="12"/>margin-bottom: 20px;</text:p>
      <text:p text:style-name="Standard"><text:s text:c="12"/>background: #CEDF9F; /* Secondary color */</text:p>
      <text:p text:style-name="Standard"><text:s text:c="12"/>padding: 20px;</text:p>
      <text:p text:style-name="Standard"><text:s text:c="12"/>border-radius: 10px;</text:p>
      <text:p text:style-name="Standard"><text:s text:c="8"/>}</text:p>
      <text:p text:style-name="Standard"><text:s text:c="8"/>footer {</text:p>
      <text:p text:style-name="Standard"><text:s text:c="12"/>background: #E8B86D; /* Highlight color */</text:p>
      <text:p text:style-name="Standard"><text:s text:c="12"/>color: #000;</text:p>
      <text:p text:style-name="Standard"><text:s text:c="12"/>text-align: center;</text:p>
      <text:p text:style-name="Standard"><text:s text:c="12"/>padding: 10px 0;</text:p>
      <text:p text:style-name="Standard"><text:s text:c="12"/>margin-top: auto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4"/>&lt;div class="logo"&gt;</text:p>
      <text:p text:style-name="Standard"><text:s text:c="8"/>&lt;img src="logo.png" alt="Furjoy Logo" width="150" height="150"&gt;</text:p>
      <text:p text:style-name="Standard"><text:s text:c="4"/>&lt;/div&gt;</text:p>
      <text:p text:style-name="Standard">&lt;/header&gt;</text:p>
      <text:p text:style-name="Standard"/>
      <text:p text:style-name="Standard"><text:soft-page-break/>&lt;div class="container"&gt;</text:p>
      <text:p text:style-name="Standard"><text:s text:c="4"/>&lt;div class="confirmation-section"&gt;</text:p>
      <text:p text:style-name="Standard"><text:s text:c="8"/>&lt;h2&gt;Thank You for Your Purchase!&lt;/h2&gt;</text:p>
      <text:p text:style-name="Standard"><text:s text:c="8"/>&lt;p&gt;Your order has been placed successfully. We appreciate your business.&lt;/p&gt;</text:p>
      <text:p text:style-name="Standard"><text:s text:c="4"/>&lt;/div&gt;</text:p>
      <text:p text:style-name="Standard"/>
      <text:p text:style-name="Standard"><text:s text:c="4"/>&lt;footer&gt;</text:p>
      <text:p text:style-name="Standard"><text:s text:c="8"/>&lt;p&gt;&amp;copy; 2024 Furjoy. All rights reserved.&lt;/p&gt;</text:p>
      <text:p text:style-name="Standard"><text:s text:c="4"/>&lt;/footer&gt;</text:p>
      <text:p text:style-name="Standard">&lt;/div&gt;</text:p>
      <text:p text:style-name="Standard"/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1T20:12:37.270000000</meta:creation-date>
    <dc:date>2024-08-31T20:13:29.092000000</dc:date>
    <meta:editing-duration>PT51S</meta:editing-duration>
    <meta:editing-cycles>1</meta:editing-cycles>
    <meta:document-statistic meta:table-count="0" meta:image-count="0" meta:object-count="0" meta:page-count="8" meta:paragraph-count="321" meta:word-count="858" meta:character-count="9628" meta:non-whitespace-character-count="6409"/>
    <meta:generator>LibreOffice/7.6.2.1$Windows_X86_64 LibreOffice_project/56f7684011345957bbf33a7ee678afaf4d2ba333</meta:generator>
  </office:meta>
</office:document-meta>
</file>